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14900001FA1DAA01D82.svm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6" style:family="paragraph" style:parent-style-name="Standard" style:list-style-name="L2">
      <style:paragraph-properties fo:text-align="start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4">Лабораторная работа <text:span text:style-name="T1">№4</text:span></text:p>
      <text:p text:style-name="P3">ЗАКОНЫ ПОСТОЯННОГО ТОКА</text:p>
      <text:p text:style-name="P2"/>
      <text:list xml:id="list111096713109492820" text:style-name="L1">
        <text:list-item>
          <text:p text:style-name="P5">Цель: Изучение <text:s/>законов <text:s/>постоянного <text:s/>тока <text:s/>и <text:s/>простейших <text:s/>приемов <text:s/>расчета <text:s/>разветвлен-ных электрических цепей с помощью правил Кирхгофа.</text:p>
        </text:list-item>
      </text:list>
      <text:p text:style-name="P2"/>
      <text:list xml:id="list29198028" text:continue-numbering="true" text:style-name="L1">
        <text:list-item>
          <text:p text:style-name="P5">Схема (направление токов определено экспериментально):</text:p>
        </text:list-item>
      </text:list>
      <text:p text:style-name="P2"/>
      <text:p text:style-name="P2"><draw:frame draw:style-name="fr1" draw:name="Графический объект1" text:anchor-type="paragraph" svg:width="8.521cm" svg:height="8.096cm" draw:z-index="0"><draw:image xlink:href="Pictures/200000070000214900001FA1DAA01D82.svm" xlink:type="simple" xlink:show="embed" xlink:actuate="onLoad"/></draw:frame></text:p>
      <text:list xml:id="list29199644" text:continue-numbering="true" text:style-name="L1">
        <text:list-item>
          <text:p text:style-name="P5">Измерения:</text:p>
        </text:list-item>
      </text:list>
      <text:p text:style-name="P2"/>
      <text:p text:style-name="P2"><draw:frame draw:style-name="fr2" draw:name="Объект1" text:anchor-type="paragraph" svg:width="13.945cm" svg:height="6.382cm" draw:z-index="1"><draw:object xlink:href="./Object 1" xlink:type="simple" xlink:show="embed" xlink:actuate="onLoad"/><draw:image xlink:href="./ObjectReplacements/Object 1" xlink:type="simple" xlink:show="embed" xlink:actuate="onLoad"/></draw:frame></text:p>
      <text:list xml:id="list3037781752897206429" text:style-name="L2">
        <text:list-item>
          <text:p text:style-name="P6">Вывод:</text:p>
          <text:p text:style-name="P6">Правила<text:span text:style-name="T2"> Кирхгофа </text:span>подтвердились в эксперименте с отклонениями меньшими погрешности измер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279cm" fo:margin-left="1.058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1:20:50.85</meta:creation-date>
    <dc:date>2014-10-22T09:04:23.38</dc:date>
    <meta:editing-duration>PT18H52M23S</meta:editing-duration>
    <meta:editing-cycles>52</meta:editing-cycles>
    <meta:generator>OpenOffice.org/3.4.1$Win32 OpenOffice.org_project/341m1$Build-9593</meta:generator>
    <meta:document-statistic meta:table-count="0" meta:image-count="1" meta:object-count="1" meta:page-count="1" meta:paragraph-count="9" meta:word-count="48" meta:character-count="3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10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14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17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  <style:text-properties style:font-name="Arial1" style:font-name-asian="Arial1" style:font-name-complex="Arial1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  <style:text-properties style:font-name="Arial1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  <style:text-properties style:font-name="Arial1" style:font-name-asian="Arial1" style:font-name-complex="Arial1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2" table:default-cell-style-name="ce6"/>
        <table:table-column table:style-name="co2" table:default-cell-style-name="ce13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5" office:value-type="string">
            <text:p>R1</text:p>
          </table:table-cell>
          <table:table-cell table:style-name="ce5" office:value-type="string">
            <text:p>R4</text:p>
          </table:table-cell>
          <table:table-cell table:style-name="ce12" office:value-type="string">
            <text:p>R5</text:p>
          </table:table-cell>
          <table:table-cell table:style-name="ce19" office:value-type="string">
            <text:p>∆U, В</text:p>
          </table:table-cell>
          <table:table-cell table:style-name="ce12" office:value-type="float" office:value="0.01">
            <text:p>0,01</text:p>
          </table:table-cell>
        </table:table-row>
        <table:table-row table:style-name="ro1">
          <table:table-cell office:value-type="string">
            <text:p>R, Ом</text:p>
          </table:table-cell>
          <table:table-cell table:number-columns-repeated="2" office:value-type="float" office:value="388">
            <text:p>388</text:p>
          </table:table-cell>
          <table:table-cell office:value-type="float" office:value="492">
            <text:p>492</text:p>
          </table:table-cell>
          <table:table-cell table:style-name="ce20" office:value-type="string">
            <text:p>∆R, Ом</text:p>
          </table:table-cell>
          <table:table-cell table:style-name="ce13" office:value-type="float" office:value="1">
            <text:p>1</text:p>
          </table:table-cell>
        </table:table-row>
        <table:table-row table:style-name="ro1">
          <table:table-cell office:value-type="string">
            <text:p>U,Ом</text:p>
          </table:table-cell>
          <table:table-cell office:value-type="float" office:value="3.19">
            <text:p>3,19</text:p>
          </table:table-cell>
          <table:table-cell office:value-type="float" office:value="1.79">
            <text:p>1,79</text:p>
          </table:table-cell>
          <table:table-cell office:value-type="float" office:value="1.78">
            <text:p>1,78</text:p>
          </table:table-cell>
          <table:table-cell table:style-name="ce21" office:value-type="string">
            <text:p>ε, В</text:p>
          </table:table-cell>
          <table:table-cell table:style-name="ce11" office:value-type="float" office:value="4.99">
            <text:p>4,99</text:p>
          </table:table-cell>
        </table:table-row>
        <table:table-row table:style-name="ro1">
          <table:table-cell office:value-type="string">
            <text:p>I,мA</text:p>
          </table:table-cell>
          <table:table-cell table:style-name="ce7" table:formula="of:=1000*[.B3]/[.B2]" office:value-type="float" office:value="8.22164948453608">
            <text:p>8,22</text:p>
          </table:table-cell>
          <table:table-cell table:style-name="ce7" table:formula="of:=1000*[.C3]/[.C2]" office:value-type="float" office:value="4.61340206185567">
            <text:p>4,61</text:p>
          </table:table-cell>
          <table:table-cell table:style-name="ce16" table:formula="of:=1000*[.D3]/[.D2]" office:value-type="float" office:value="3.61788617886179">
            <text:p>3,6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<text:span text:style-name="T1">∆</text:span><text:span text:style-name="T1">U/R</text:span>,мA</text:p>
          </table:table-cell>
          <table:table-cell table:style-name="ce8" table:formula="of:=1000*([.$F$1]*[.B2]+[.$F$2]*[.B3])/([.B2]*[.B2])" office:value-type="float" office:value="0.0469630141354023">
            <text:p>0,05</text:p>
          </table:table-cell>
          <table:table-cell table:style-name="ce8" table:formula="of:=1000*([.$F$1]*[.C2]+[.$F$2]*[.C3])/([.C2]*[.C2])" office:value-type="float" office:value="0.0376634073759167">
            <text:p>0,04</text:p>
          </table:table-cell>
          <table:table-cell table:style-name="ce17" table:formula="of:=1000*([.$F$1]*[.D2]+[.$F$2]*[.D3])/([.D2]*[.D2])" office:value-type="float" office:value="0.027678630444841">
            <text:p>0,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Узел</text:p>
          </table:table-cell>
          <table:table-cell table:style-name="ce5" office:value-type="string">
            <text:p>№1</text:p>
          </table:table-cell>
          <table:table-cell table:style-name="ce12" office:value-type="string">
            <text:p>№2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>
            <text:p>I1+I4+I5</text:p>
          </table:table-cell>
          <table:table-cell office:value-type="string">
            <text:p><text:s/>-I1+I4+I5</text:p>
          </table:table-cell>
          <table:table-cell table:style-name="ce13" office:value-type="string">
            <text:p>I1-I4-I5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4" office:value-type="string">
            <text:p>∑I, мкА</text:p>
          </table:table-cell>
          <table:table-cell table:style-name="ce9" table:formula="of:=1000*(-[.B4]+[.C4]+[.D4])" office:value-type="float" office:value="9.63875618137644">
            <text:p>10</text:p>
          </table:table-cell>
          <table:table-cell table:style-name="ce14" table:formula="of:=1000*([.B4]-[.C4]-[.D4])" office:value-type="float" office:value="-9.63875618137644">
            <text:p>-10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3" office:value-type="string">
            <text:p>∑<text:span text:style-name="T1">∆</text:span><text:span text:style-name="T1">U/R</text:span>, мкА</text:p>
          </table:table-cell>
          <table:table-cell table:style-name="ce10" table:formula="of:=1000*([.B5]+[.C5]+[.D5])" office:value-type="float" office:value="112.30505195616" table:number-columns-spanned="2" table:number-rows-spanned="1">
            <text:p>112</text:p>
          </table:table-cell>
          <table:covered-table-cell table:style-name="ce11"/>
          <table:table-cell table:style-name="ce18"/>
          <table:table-cell table:number-columns-repeated="2"/>
        </table:table-row>
        <table:table-row table:style-name="ro1">
          <table:table-cell table:style-name="ce1" office:value-type="string">
            <office:annotation draw:style-name="gr1" draw:text-style-name="P1" svg:width="2.899cm" svg:height="1.386cm" svg:x="3.253cm" svg:y="2.602cm" draw:caption-point-x="-0.61cm" draw:caption-point-y="1.512cm">
              <dc:date>2014-10-16T00:00:00</dc:date>
              <text:p text:style-name="P1"><text:span text:style-name="T2">Обход по часовой стрелке</text:span></text:p>
            </office:annotation>
            <text:p>Контур</text:p>
          </table:table-cell>
          <table:table-cell table:style-name="ce5" office:value-type="string">
            <text:p>ABCD</text:p>
          </table:table-cell>
          <table:table-cell table:style-name="ce5" office:value-type="string">
            <text:p>AB12</text:p>
          </table:table-cell>
          <table:table-cell table:style-name="ce12" office:value-type="string">
            <text:p>12CD</text:p>
          </table:table-cell>
          <table:table-cell table:number-columns-repeated="2"/>
        </table:table-row>
        <table:table-row table:style-name="ro1">
          <table:table-cell office:value-type="string">
            <text:p>∑ε, В</text:p>
          </table:table-cell>
          <table:table-cell table:formula="of:=-[.F3]" office:value-type="float" office:value="-4.99">
            <text:p>-4,99</text:p>
          </table:table-cell>
          <table:table-cell table:formula="of:=-[.F3]" office:value-type="float" office:value="-4.99">
            <text:p>-4,9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∑U, В</text:p>
          </table:table-cell>
          <table:table-cell table:formula="of:=-[.B3]-[.D3]" office:value-type="float" office:value="-4.97">
            <text:p>-4,97</text:p>
          </table:table-cell>
          <table:table-cell table:formula="of:=-[.B3]-[.C3]" office:value-type="float" office:value="-4.98">
            <text:p>-4,98</text:p>
          </table:table-cell>
          <table:table-cell table:formula="of:=[.C3]-[.D3]" office:value-type="float" office:value="0.01">
            <text:p>0,01</text:p>
          </table:table-cell>
          <table:table-cell table:number-columns-repeated="2"/>
        </table:table-row>
        <table:table-row table:style-name="ro1">
          <table:table-cell office:value-type="string">
            <text:p>∑ε - ∑U, В</text:p>
          </table:table-cell>
          <table:table-cell table:formula="of:=[.B11]-[.B12]" office:value-type="float" office:value="-0.0200000000000005">
            <text:p>-0,02</text:p>
          </table:table-cell>
          <table:table-cell table:formula="of:=[.C11]-[.C12]" office:value-type="float" office:value="-0.00999999999999979">
            <text:p>-0,01</text:p>
          </table:table-cell>
          <table:table-cell table:formula="of:=[.D11]-[.D12]" office:value-type="float" office:value="-0.01">
            <text:p>-0,0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∑<text:span text:style-name="T1">∆</text:span>ε + ∑<text:span text:style-name="T1">∆</text:span>U, В</text:p>
          </table:table-cell>
          <table:table-cell table:style-name="ce11" table:formula="of:=3*[.F1]" office:value-type="float" office:value="0.03" table:number-columns-spanned="3" table:number-rows-spanned="1">
            <text:p>0,03</text:p>
          </table:table-cell>
          <table:covered-table-cell table:style-name="ce15"/>
          <table:covered-table-cell table:style-name="ce11"/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16.10.2014</text:date>, <text:time>12:07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